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665in" fo:margin-bottom="0in" style:contextual-spacing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gnitive Skills that Underlie Critical Thinking</text:p>
      <text:p text:style-name="P1"/>
      <text:p text:style-name="Standard"/>
      <text:p text:style-name="Standard">­­­___demonstrate a clear understanding of the assignment’s purpose</text:p>
      <text:p text:style-name="Standard"/>
      <text:p text:style-name="Standard">___clearly define the issue or problem</text:p>
      <text:p text:style-name="Standard"/>
      <text:p text:style-name="Standard">___accurately identify the core issues</text:p>
      <text:p text:style-name="Standard"/>
      <text:p text:style-name="Standard">___appreciate depth and breadth of the problem</text:p>
      <text:p text:style-name="Standard"/>
      <text:p text:style-name="Standard">___demonstrate fair-mindedness toward the problem</text:p>
      <text:p text:style-name="Standard"/>
      <text:p text:style-name="Standard">___identify and evaluate relevant significant points of view</text:p>
      <text:p text:style-name="Standard"/>
      <text:p text:style-name="Standard">___examine relevant points of view fairly, empathetically</text:p>
      <text:p text:style-name="Standard"/>
      <text:p text:style-name="Standard">___gather sufficient, credible, relevant information: observations, statements, logic, data, facts, questions, graphs, themes, assertions, descriptions, etc.</text:p>
      <text:p text:style-name="Standard"/>
      <text:p text:style-name="Standard">___include information that opposes as well as supports the argued position</text:p>
      <text:p text:style-name="Standard"/>
      <text:p text:style-name="Standard">___distinguish between information and inferences drawn from that information</text:p>
      <text:p text:style-name="Standard"/>
      <text:p text:style-name="Standard">___identify and accurately explain/use relevant key concepts</text:p>
      <text:p text:style-name="P2">___accurately identify assumptions (things taken for granted)</text:p>
      <text:p text:style-name="P2">___make assumptions that are consistent, reasonable, and valid</text:p>
      <text:p text:style-name="P2">___follow where evidence and reason lead in order to obtain defensible, thoughtful, logical conclusions or solutions</text:p>
      <text:p text:style-name="P2">___make deep rather than superficial inferences</text:p>
      <text:p text:style-name="P2">___make inferences that are consistent with each other</text:p>
      <text:p text:style-name="P2">___identify the most significant implications and consequences of the reasoning (whether positive and/or negative)</text:p>
      <text:p text:style-name="P2">___distinguish probable from improbable implications</text:p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gnitive Skills that Underlie Critical Thinking</dc:title>
    <meta:initial-creator>scc</meta:initial-creator>
    <meta:creation-date>2007-08-06T17:29:00</meta:creation-date>
    <dc:creator>Edison College</dc:creator>
    <dc:date>2007-08-06T17:29:00</dc:date>
    <meta:print-date>2007-08-06T17:28:00</meta:print-date>
    <meta:editing-cycles>2</meta:editing-cycles>
    <meta:editing-duration>PT1M</meta:editing-duration>
    <meta:document-statistic meta:table-count="0" meta:image-count="0" meta:object-count="0" meta:page-count="1" meta:paragraph-count="19" meta:word-count="162" meta:character-count="1278" meta:non-whitespace-character-count="1138"/>
    <meta:generator>LibreOffice/4.1.4.2$Windows_x86 LibreOffice_project/0a0440ccc0227ad9829de5f46be37cfb6edcf72</meta:generator>
  </office:meta>
</office:document-meta>
</file>